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53.5">
            <text:p>53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21.495327102804">
            <text:p>121.4953271028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24/7/20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25/7/20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8/7/20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 table:number-rows-repeated="4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8T16:59:19</dc:date>
    <dc:creator>Natalia </dc:creator>
    <meta:editing-duration>PT32M51S</meta:editing-duration>
    <meta:editing-cycles>63</meta:editing-cycles>
    <meta:generator>LibreOffice/3.5$Linux_X86_64 LibreOffice_project/350m1$Build-2</meta:generator>
    <meta:document-statistic meta:table-count="3" meta:cell-count="45" meta:object-count="0"/>
  </office:meta>
</office:document-meta>
</file>